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3.2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274cm"/>
    </style:style>
    <style:style style:name="gr4" style:family="graphic" style:parent-style-name="standard">
      <style:graphic-properties draw:stroke="none" draw:fill="none" fo:min-height="8.596cm"/>
    </style:style>
    <style:style style:name="gr5" style:family="graphic" style:parent-style-name="standard">
      <style:graphic-properties draw:stroke="none" draw:fill="none" fo:min-height="12.126cm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none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4.887cm" svg:x="1cm" svg:y="0.452cm" presentation:class="title" presentation:user-transformed="true">
          <draw:text-box>
            <text:p><text:span text:style-name="T1">IS3</text:span><text:span text:style-name="T1"><text:line-break/></text:span><text:span text:style-name="T1">Iteración 2 </text:span><text:line-break/></text:p>
          </draw:text-box>
        </draw:frame>
        <draw:frame draw:style-name="gr1" draw:layer="layout" svg:width="24cm" svg:height="14.669cm" svg:x="1.5cm" svg:y="3.901cm">
          <draw:text-box>
            <text:p text:style-name="P2"><text:span text:style-name="T2"/></text:p>
            <text:p text:style-name="P2"><text:span text:style-name="T2"/></text:p>
            <text:p text:style-name="P2"><text:span text:style-name="T2">Sub-equipo 2: Implementación</text:span></text:p>
            <text:p><text:span text:style-name="T3"/></text:p>
            <text:p text:style-name="P2"><text:span text:style-name="T4">UGR 10/05/2011</text:span></text:p>
            <text:p text:style-name="P3"><text:span text:style-name="T4"/></text:p>
            <text:p text:style-name="P3"><text:span text:style-name="T4">Nicolás Sánchez</text:span></text:p>
            <text:p text:style-name="P3"><text:span text:style-name="T4">Juan Carlos Bermúdez</text:span></text:p>
            <text:p text:style-name="P3"><text:span text:style-name="T4">Adrián Selva</text:span></text:p>
            <text:p text:style-name="P3"><text:span text:style-name="T4">Pedro Luis Moralej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4">
        <office:forms form:automatic-focus="false" form:apply-design-mode="false"/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5">Semana 1 y 2</text:span></text:p>
          </draw:text-box>
        </draw:frame>
        <draw:frame draw:style-name="gr3" draw:layer="layout" svg:width="24.33cm" svg:height="12.524cm" svg:x="1.67cm" svg:y="6.476cm">
          <draw:text-box>
            <text:list text:style-name="L1">
              <text:list-header>
                <text:p/>
                <text:p><text:span text:style-name="T6"/></text:p>
              </text:list-header>
              <text:list-item>
                <text:p><text:span text:style-name="T7">Estudio de <text:s/>lenguaje de codificación Java</text:span></text:p>
              </text:list-item>
              <text:list-item>
                <text:p><text:span text:style-name="T7">Implantación,puesta a punto NetBeans, Lamp</text:span></text:p>
              </text:list-item>
              <text:list-item>
                <text:p><text:span text:style-name="T7">Codificación y Pruebas Hibernate</text:span></text:p>
              </text:list-item>
              <text:list-item>
                <text:p><text:span text:style-name="T7">Integración del trabajo pendiente de la primera iteración( interfaz de usuario)</text:span></text:p>
              </text:list-item>
              <text:list-item>
                <text:p><text:span text:style-name="T7">Elaboración del documento correspondiente a esta integración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4">
        <office:forms form:automatic-focus="false" form:apply-design-mode="false"/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5">Semana 3</text:span>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visión del Gestor de Citas de la primera iteración y detección de problemas en el diseño <text:s/>del mismo.</text:p>
              </text:list-item>
              <text:list-item>
                <text:p>Comienzo de elaboración de la interfaz de usuario perteneciente a la segunda iteración.</text:p>
              </text:list-item>
              <text:list-item>
                <text:p>Estudio de la herramienta Hibernate para la gestión de la base de da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4">
        <office:forms form:automatic-focus="false" form:apply-design-mode="false"/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5">Semana 4</text:span></text:p>
          </draw:text-box>
        </draw:frame>
        <draw:frame draw:style-name="gr4" draw:layer="layout" svg:width="28.203cm" svg:height="10.379cm" svg:x="0.039cm" svg:y="6.203cm">
          <draw:text-box>
            <text:list text:style-name="L3">
              <text:list-item>
                <text:p><text:span text:style-name="T8">Estudio de los documentos de modelado de <text:s/>requisitos,análisis y diseño.</text:span></text:p>
              </text:list-item>
              <text:list-item>
                <text:p><text:span text:style-name="T9">Finalización de implementación de interfaz de usuario.</text:span></text:p>
              </text:list-item>
              <text:list-item>
                <text:p><text:span text:style-name="T9">Implementación de los subsistemas de Gestión de Farmacia, Gestión de Pruebas y subsistema de Almacenamiento.</text:span></text:p>
              </text:list-item>
              <text:list-item>
                <text:p><text:span text:style-name="T9">Prueba y puesta a punto del proyect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4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Problemas obtenidos durante toda la etapa.</text:p>
          </draw:text-box>
        </draw:frame>
        <draw:frame draw:style-name="gr5" draw:layer="layout" svg:width="28.203cm" svg:height="12.376cm" svg:x="0.039cm" svg:y="4.438cm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><text:span text:style-name="T9">Desconocimiento de las nuevas herramientas empleadas( Hibernate)</text:span></text:p>
              </text:list-item>
              <text:list-item>
                <text:p><text:span text:style-name="T9">Codificación del diseño, retroalimentación.</text:span></text:p>
              </text:list-item>
              <text:list-item>
                <text:p><text:span text:style-name="T9">Codificación en la integración del modelo con la Interfaz.</text:span></text:p>
              </text:list-item>
              <text:list-item>
                <text:p><text:span text:style-name="T9">Periodo vacacional en época de desarrollo del proyecto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2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Tiempo Empleado</text:p>
          </draw:text-box>
        </draw:frame>
        <draw:frame draw:name="Object 1" draw:style-name="gr6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1-04-05T12:53:49</meta:creation-date>
    <dc:language>fi-FI</dc:language>
    <meta:editing-cycles>15</meta:editing-cycles>
    <meta:editing-duration>PT01H35M58S</meta:editing-duration>
    <meta:initial-creator>Nicolás </meta:initial-creator>
    <dc:date>2011-05-10T20:14:35</dc:date>
    <dc:creator>Nicolás 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1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20.183cm" svg:y="5.523cm" chart:style-name="ch2"/>
        <chart:plot-area chart:style-name="ch3" chart:data-source-has-labels="both" svg:x="0.504cm" svg:y="0.277cm" svg:width="19.176cm" svg:height="13.029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 chart:style-name="ch8"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udio del Proyecto</text:p>
              </table:table-cell>
              <table:table-cell office:value-type="string">
                <text:p>Correción Código Existente</text:p>
              </table:table-cell>
              <table:table-cell office:value-type="string">
                <text:p>Implementación UI</text:p>
              </table:table-cell>
              <table:table-cell office:value-type="string">
                <text:p>Implementación Subsistemas</text:p>
              </table:table-cell>
              <table:table-cell office:value-type="string">
                <text:p>Pruebas</text:p>
              </table:table-cell>
              <table:table-cell office:value-type="string">
                <text:p>Reuniones</text:p>
              </table:table-cell>
              <table:table-cell office:value-type="string">
                <text:p>Estudio Nuevas Herramientas</text:p>
              </table:table-cell>
            </table:table-row>
          </table:table-header-rows>
          <table:table-rows>
            <table:table-row>
              <table:table-cell office:value-type="string">
                <text:p>Tiempo Empleado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